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4174in"/>
    </style:style>
    <style:style style:name="Table1.B" style:family="table-column">
      <style:table-column-properties style:column-width="6.5076in"/>
    </style:style>
    <style:style style:name="Table1.A1" style:family="table-cell">
      <style:table-cell-properties fo:padding="0.0194in" fo:border="none"/>
    </style:style>
    <style:style style:name="P1" style:family="paragraph" style:parent-style-name="Heading_20_2">
      <style:text-properties fo:font-style="italic" fo:font-weight="bold"/>
    </style:style>
    <style:style style:name="P2" style:family="paragraph" style:parent-style-name="Standard">
      <style:paragraph-properties fo:margin-top="0in" fo:margin-bottom="0.1965in" style:contextual-spacing="false"/>
    </style:style>
    <style:style style:name="P3" style:family="paragraph" style:parent-style-name="Table_20_Contents">
      <style:text-properties fo:font-weight="bold"/>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6">
      <style:paragraph-properties fo:margin-top="0in" fo:margin-bottom="0in" style:contextual-spacing="false"/>
    </style:style>
    <style:style style:name="P9" style:family="paragraph" style:parent-style-name="Text_20_body" style:list-style-name="L8">
      <style:paragraph-properties fo:margin-top="0in" fo:margin-bottom="0in" style:contextual-spacing="false"/>
    </style:style>
    <style:style style:name="P10" style:family="paragraph" style:parent-style-name="Text_20_body" style:list-style-name="L10">
      <style:paragraph-properties fo:margin-top="0in" fo:margin-bottom="0in" style:contextual-spacing="false"/>
    </style:style>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6">
      <style:paragraph-properties fo:margin-top="0in" fo:margin-bottom="0in" style:contextual-spacing="false"/>
    </style:style>
    <style:style style:name="P15" style:family="paragraph" style:parent-style-name="Text_20_body" style:list-style-name="L18">
      <style:paragraph-properties fo:margin-top="0in" fo:margin-bottom="0in" style:contextual-spacing="false"/>
    </style:style>
    <style:style style:name="P16" style:family="paragraph" style:parent-style-name="Text_20_body" style:list-style-name="L20">
      <style:paragraph-properties fo:margin-top="0in" fo:margin-bottom="0in" style:contextual-spacing="false"/>
    </style:style>
    <style:style style:name="P17" style:family="paragraph" style:parent-style-name="Text_20_body" style:list-style-name="L22">
      <style:paragraph-properties fo:margin-top="0in" fo:margin-bottom="0in" style:contextual-spacing="false"/>
    </style:style>
    <style:style style:name="P18" style:family="paragraph" style:parent-style-name="Text_20_body" style:list-style-name="L24">
      <style:paragraph-properties fo:margin-top="0in" fo:margin-bottom="0in" style:contextual-spacing="false"/>
    </style:style>
    <style:style style:name="P19" style:family="paragraph" style:parent-style-name="Text_20_body" style:list-style-name="L26">
      <style:paragraph-properties fo:margin-top="0in" fo:margin-bottom="0in" style:contextual-spacing="false"/>
    </style:style>
    <style:style style:name="T1" style:family="text">
      <style:text-properties fo:font-style="italic"/>
    </style:style>
    <style:style style:name="T2"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cient Treaties (Before 1200 CE) </text:p>
      <text:list xml:id="list3113980491" text:style-name="L1">
        <text:list-item>
          <text:p text:style-name="P5"><text:span text:style-name="Strong_20_Emphasis">c. 1259 BCE: </text:span><text:a xlink:type="simple" xlink:href="https://www.google.com/search?sca_esv=c3fe31706925e8ae&amp;cs=0&amp;sxsrf=AE3TifMK8Xw25BqKIMqK1SXnXdGY0EQ83w%3A1759637857756&amp;q=Egyptian-Hittite+Peace+Treaty&amp;sa=X&amp;ved=2ahUKEwj6nKvrmYyQAxVQsVYBHZ-ZCQAQxccNegQIEx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Egyptian-Hittite Peace Treaty</text:span></text:a><text:span text:style-name="Strong_20_Emphasis">:</text:span> The oldest known peace treaty, signed between the Hittite king and the Egyptian Pharaoh Ramses. </text:p>
        </text:list-item>
        <text:list-item>
          <text:p text:style-name="P5"><text:span text:style-name="Strong_20_Emphasis">c. 493 BCE: </text:span><text:a xlink:type="simple" xlink:href="https://www.google.com/search?sca_esv=c3fe31706925e8ae&amp;cs=0&amp;sxsrf=AE3TifMK8Xw25BqKIMqK1SXnXdGY0EQ83w%3A1759637857756&amp;q=Foedus+Cassianum&amp;sa=X&amp;ved=2ahUKEwj6nKvrmYyQAxVQsVYBHZ-ZCQAQxccNegQIFx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Foedus Cassianum</text:span></text:a><text:span text:style-name="Strong_20_Emphasis">:</text:span> An early treaty between Rome and its Italian allies. </text:p>
        </text:list-item>
        <text:list-item>
          <text:p text:style-name="P4"><text:span text:style-name="Strong_20_Emphasis">445 BCE: </text:span><text:a xlink:type="simple" xlink:href="https://www.google.com/search?sca_esv=c3fe31706925e8ae&amp;cs=0&amp;sxsrf=AE3TifMK8Xw25BqKIMqK1SXnXdGY0EQ83w%3A1759637857756&amp;q=Thirty+Years+Peace&amp;sa=X&amp;ved=2ahUKEwj6nKvrmYyQAxVQsVYBHZ-ZCQAQxccNegQIFB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Thirty Years Peace</text:span></text:a><text:span text:style-name="Strong_20_Emphasis">:</text:span> A treaty ending hostilities between Athens and Sparta. </text:p>
        </text:list-item>
      </text:list>
      <text:p text:style-name="Text_20_body">Treaties from the Era of Modern Diplomacy (1600s - 1800s) </text:p>
      <text:list xml:id="list3602779677" text:style-name="L2">
        <text:list-item>
          <text:p text:style-name="P6"><text:span text:style-name="Strong_20_Emphasis">1648: </text:span><text:a xlink:type="simple" xlink:href="https://www.google.com/search?sca_esv=c3fe31706925e8ae&amp;cs=0&amp;sxsrf=AE3TifMK8Xw25BqKIMqK1SXnXdGY0EQ83w%3A1759637857756&amp;q=Treaty+of+Westphalia&amp;sa=X&amp;ved=2ahUKEwj6nKvrmYyQAxVQsVYBHZ-ZCQAQxccNegQILB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Treaty of Westphalia</text:span></text:a><text:span text:style-name="Strong_20_Emphasis">:</text:span> Ended the Thirty Years' War and established the concept of state sovereignty. </text:p>
        </text:list-item>
      </text:list>
      <text:list xml:id="list1056364706" text:style-name="L4">
        <text:list-item>
          <text:p text:style-name="P7"><text:span text:style-name="Strong_20_Emphasis">1713: </text:span><text:a xlink:type="simple" xlink:href="https://www.google.com/search?sca_esv=c3fe31706925e8ae&amp;cs=0&amp;sxsrf=AE3TifMK8Xw25BqKIMqK1SXnXdGY0EQ83w%3A1759637857756&amp;q=Treaty+of+Utrecht&amp;sa=X&amp;ved=2ahUKEwj6nKvrmYyQAxVQsVYBHZ-ZCQAQxccNegQILx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Treaty of Utrecht</text:span></text:a><text:span text:style-name="Strong_20_Emphasis">:</text:span> Ended the War of the Spanish Succession. </text:p>
        </text:list-item>
      </text:list>
      <text:list xml:id="list3500268264" text:style-name="L6">
        <text:list-item>
          <text:p text:style-name="P8"><text:span text:style-name="Strong_20_Emphasis">1763: </text:span><text:a xlink:type="simple" xlink:href="https://www.google.com/search?sca_esv=c3fe31706925e8ae&amp;cs=0&amp;sxsrf=AE3TifMK8Xw25BqKIMqK1SXnXdGY0EQ83w%3A1759637857756&amp;q=Treaty+of+Paris&amp;sa=X&amp;ved=2ahUKEwj6nKvrmYyQAxVQsVYBHZ-ZCQAQxccNegQILh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Treaty of Paris</text:span></text:a><text:span text:style-name="Strong_20_Emphasis">:</text:span> Ended the Seven Years' War and saw France cede territories to Britain. </text:p>
        </text:list-item>
      </text:list>
      <text:list xml:id="list668160332" text:style-name="L8">
        <text:list-item>
          <text:p text:style-name="P9"><text:span text:style-name="Strong_20_Emphasis">1783: </text:span><text:a xlink:type="simple" xlink:href="https://www.google.com/search?sca_esv=c3fe31706925e8ae&amp;cs=0&amp;sxsrf=AE3TifMK8Xw25BqKIMqK1SXnXdGY0EQ83w%3A1759637857756&amp;q=Treaty+of+Paris&amp;sa=X&amp;ved=2ahUKEwj6nKvrmYyQAxVQsVYBHZ-ZCQAQxccNegQIMR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Treaty of Paris</text:span></text:a><text:span text:style-name="Strong_20_Emphasis">:</text:span> Ended the American Revolutionary War and recognized the independence of the United States. </text:p>
        </text:list-item>
      </text:list>
      <text:list xml:id="list1354094351" text:style-name="L10">
        <text:list-item>
          <text:p text:style-name="P10"><text:span text:style-name="Strong_20_Emphasis">1815: </text:span><text:a xlink:type="simple" xlink:href="https://www.google.com/search?sca_esv=c3fe31706925e8ae&amp;cs=0&amp;sxsrf=AE3TifMK8Xw25BqKIMqK1SXnXdGY0EQ83w%3A1759637857756&amp;q=Congress+of+Vienna&amp;sa=X&amp;ved=2ahUKEwj6nKvrmYyQAxVQsVYBHZ-ZCQAQxccNegQILR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Congress of Vienna</text:span></text:a><text:span text:style-name="Strong_20_Emphasis">:</text:span> Redrew the map of Europe after the Napoleonic Wars. </text:p>
        </text:list-item>
      </text:list>
      <text:list xml:id="list926912463" text:style-name="L12">
        <text:list-item>
          <text:p text:style-name="P11"><text:span text:style-name="Strong_20_Emphasis">1842: </text:span><text:a xlink:type="simple" xlink:href="https://www.google.com/search?sca_esv=c3fe31706925e8ae&amp;cs=0&amp;sxsrf=AE3TifMK8Xw25BqKIMqK1SXnXdGY0EQ83w%3A1759637857756&amp;q=Treaty+of+Nanking&amp;sa=X&amp;ved=2ahUKEwj6nKvrmYyQAxVQsVYBHZ-ZCQAQxccNegQIMB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Treaty of Nanking</text:span></text:a><text:span text:style-name="Strong_20_Emphasis">:</text:span> Ended the First Opium War and ceded Hong Kong to Britain. </text:p>
        </text:list-item>
      </text:list>
      <text:list xml:id="list4174194490" text:style-name="L13">
        <text:list-item>
          <text:p text:style-name="P12"/>
        </text:list-item>
      </text:list>
      <text:p text:style-name="Text_20_body">20th Century and Beyond </text:p>
      <text:list xml:id="list3308579733" text:style-name="L14">
        <text:list-item>
          <text:p text:style-name="P13"><text:span text:style-name="Strong_20_Emphasis">1919: </text:span><text:a xlink:type="simple" xlink:href="https://www.google.com/search?sca_esv=c3fe31706925e8ae&amp;cs=0&amp;sxsrf=AE3TifMK8Xw25BqKIMqK1SXnXdGY0EQ83w%3A1759637857756&amp;q=Treaty+of+Versailles&amp;sa=X&amp;ved=2ahUKEwj6nKvrmYyQAxVQsVYBHZ-ZCQAQxccNegQIUB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Treaty of Versailles</text:span></text:a><text:span text:style-name="Strong_20_Emphasis">:</text:span> The primary peace treaty ending World War I between Germany and the Allied powers. </text:p>
        </text:list-item>
      </text:list>
      <text:list xml:id="list2375697144" text:style-name="L16">
        <text:list-item>
          <text:p text:style-name="P14"><text:span text:style-name="Strong_20_Emphasis">1945: </text:span><text:a xlink:type="simple" xlink:href="https://www.google.com/search?sca_esv=c3fe31706925e8ae&amp;cs=0&amp;sxsrf=AE3TifMK8Xw25BqKIMqK1SXnXdGY0EQ83w%3A1759637857756&amp;q=Charter+of+the+United+Nations&amp;sa=X&amp;ved=2ahUKEwj6nKvrmYyQAxVQsVYBHZ-ZCQAQxccNegQIUx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Charter of the United Nations</text:span></text:a><text:span text:style-name="Strong_20_Emphasis">:</text:span> Established the United Nations to maintain international peace and security. </text:p>
        </text:list-item>
      </text:list>
      <text:list xml:id="list1995858808" text:style-name="L18">
        <text:list-item>
          <text:p text:style-name="P15"><text:span text:style-name="Strong_20_Emphasis">1948: </text:span><text:a xlink:type="simple" xlink:href="https://www.google.com/search?sca_esv=c3fe31706925e8ae&amp;cs=0&amp;sxsrf=AE3TifMK8Xw25BqKIMqK1SXnXdGY0EQ83w%3A1759637857756&amp;q=Universal+Declaration+of+Human+Rights&amp;sa=X&amp;ved=2ahUKEwj6nKvrmYyQAxVQsVYBHZ-ZCQAQxccNegQIVR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Universal Declaration of Human Rights</text:span></text:a><text:span text:style-name="Strong_20_Emphasis">:</text:span> A landmark document outlining fundamental human rights. </text:p>
        </text:list-item>
      </text:list>
      <text:list xml:id="list1443066799" text:style-name="L20">
        <text:list-item>
          <text:p text:style-name="P16"><text:span text:style-name="Strong_20_Emphasis">1948: </text:span><text:a xlink:type="simple" xlink:href="https://www.google.com/search?sca_esv=c3fe31706925e8ae&amp;cs=0&amp;sxsrf=AE3TifMK8Xw25BqKIMqK1SXnXdGY0EQ83w%3A1759637857756&amp;q=Genocide+Convention&amp;sa=X&amp;ved=2ahUKEwj6nKvrmYyQAxVQsVYBHZ-ZCQAQxccNegQIVB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Genocide Convention</text:span></text:a><text:span text:style-name="Strong_20_Emphasis">:</text:span> The first human rights treaty adopted by the UN General Assembly, committing to preventing and punishing genocide. </text:p>
        </text:list-item>
      </text:list>
      <text:list xml:id="list134461552" text:style-name="L22">
        <text:list-item>
          <text:p text:style-name="P17"><text:span text:style-name="Strong_20_Emphasis">1951: </text:span><text:a xlink:type="simple" xlink:href="https://www.google.com/search?sca_esv=c3fe31706925e8ae&amp;cs=0&amp;sxsrf=AE3TifMK8Xw25BqKIMqK1SXnXdGY0EQ83w%3A1759637857756&amp;q=Refugee+Convention&amp;sa=X&amp;ved=2ahUKEwj6nKvrmYyQAxVQsVYBHZ-ZCQAQxccNegQIUR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Refugee Convention</text:span></text:a><text:span text:style-name="Strong_20_Emphasis">:</text:span> Defines refugees and their rights and sets out the legal responsibilities of states in protecting them. </text:p>
        </text:list-item>
      </text:list>
      <text:list xml:id="list4205801483" text:style-name="L24">
        <text:list-item>
          <text:p text:style-name="P18"><text:span text:style-name="Strong_20_Emphasis">1992: </text:span><text:a xlink:type="simple" xlink:href="https://www.google.com/search?sca_esv=c3fe31706925e8ae&amp;cs=0&amp;sxsrf=AE3TifMK8Xw25BqKIMqK1SXnXdGY0EQ83w%3A1759637857756&amp;q=Maastricht+Treaty&amp;sa=X&amp;ved=2ahUKEwj6nKvrmYyQAxVQsVYBHZ-ZCQAQxccNegQIUh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Maastricht Treaty</text:span></text:a><text:span text:style-name="Strong_20_Emphasis">:</text:span> A key treaty that established the European Union (EU). </text:p>
        </text:list-item>
      </text:list>
      <text:list xml:id="list4020991291" text:style-name="L26">
        <text:list-item>
          <text:p text:style-name="P19"><text:span text:style-name="Strong_20_Emphasis">2007: </text:span><text:a xlink:type="simple" xlink:href="https://www.google.com/search?sca_esv=c3fe31706925e8ae&amp;cs=0&amp;sxsrf=AE3TifMK8Xw25BqKIMqK1SXnXdGY0EQ83w%3A1759637857756&amp;q=Treaty+of+Lisbon&amp;sa=X&amp;ved=2ahUKEwj6nKvrmYyQAxVQsVYBHZ-ZCQAQxccNegQIVhAB&amp;mstk=AUtExfAV06bF90PUNEmRbu16USg5mjQO8mLmcYojE-qNtNfbAjlolU8dvutu6AtLMAlA7Z2FhqkWA-vgxyITON9OjmSUWIhkYAiGhFxC8gBPlY_DV8FB6mmwX0lvY6MihllS6I5KM9tmaacTnYIVV1SOWG6gPPk63B3Lc9KepPLOXA7UuY8&amp;csui=3" text:style-name="Internet_20_link" text:visited-style-name="Visited_20_Internet_20_Link"><text:span text:style-name="Strong_20_Emphasis">Treaty of Lisbon</text:span></text:a><text:span text:style-name="Strong_20_Emphasis">:</text:span> Signed to make the EU more democratic and efficient, taking effect in 2009. </text:p>
        </text:list-item>
      </text:list>
      <text:p text:style-name="Standard"/>
      <text:p text:style-name="Standard"/>
      <text:h text:style-name="P1" text:outline-level="2">Timeline of Major International Human Rights Treaties</text:h>
      <text:p text:style-name="Text_20_body"> </text:p>
      <table:table table:name="Table1" table:style-name="Table1">
        <table:table-column table:style-name="Table1.A"/>
        <table:table-column table:style-name="Table1.B"/>
        <table:table-row>
          <table:table-cell table:style-name="Table1.A1" office:value-type="string">
            <text:p text:style-name="P3">1948</text:p>
          </table:table-cell>
          <table:table-cell table:style-name="Table1.A1" office:value-type="string">
            <text:p text:style-name="P3">Universal Declaration of Human Rights (Universal Declaration)</text:p>
            <text:p text:style-name="Table_20_Contents">The <text:a xlink:type="simple" xlink:href="https://humanrights.gov.au/our-work/commission-general/broken-link" text:style-name="Internet_20_link" text:visited-style-name="Visited_20_Internet_20_Link">Universal Declaration</text:a> was the first detailed expression of the basic rights and fundamental freedoms to which all human beings are entitled.</text:p>
          </table:table-cell>
        </table:table-row>
        <table:table-row>
          <table:table-cell table:style-name="Table1.A1" office:value-type="string">
            <text:p text:style-name="P3">1948</text:p>
          </table:table-cell>
          <table:table-cell table:style-name="Table1.A1" office:value-type="string">
            <text:p text:style-name="P3">Genocide Convention</text:p>
            <text:p text:style-name="Table_20_Contents"><text:soft-page-break/>The <text:a xlink:type="simple" xlink:href="https://humanrights.gov.au/our-work/commission-general/broken-link" text:style-name="Internet_20_link" text:visited-style-name="Visited_20_Internet_20_Link">Convention on the Prevention and Punishment of the Crime of Genocide</text:a> was adopted by the UN in an effort to prevent atrocities, such as the Holocaust, from happening again. The Convention defines the crime of genocide.</text:p>
          </table:table-cell>
        </table:table-row>
        <table:table-row>
          <table:table-cell table:style-name="Table1.A1" office:value-type="string">
            <text:p text:style-name="P3">1951</text:p>
          </table:table-cell>
          <table:table-cell table:style-name="Table1.A1" office:value-type="string">
            <text:p text:style-name="P3">Refugee Convention</text:p>
            <text:p text:style-name="Table_20_Contents">The <text:a xlink:type="simple" xlink:href="http://www.unhcr.org/en-au/1951-refugee-convention.html" office:target-frame-name="_blank" xlink:show="new" text:style-name="Internet_20_link" text:visited-style-name="Visited_20_Internet_20_Link">Convention Relating to the Status of Refugees</text:a> protects the rights of people who are forced to flee their home country for fear of persecution on specific grounds.</text:p>
          </table:table-cell>
        </table:table-row>
        <table:table-row>
          <table:table-cell table:style-name="Table1.A1" office:value-type="string">
            <text:p text:style-name="P3">1960</text:p>
          </table:table-cell>
          <table:table-cell table:style-name="Table1.A1" office:value-type="string">
            <text:p text:style-name="P3">Discrimination in Employment Convention</text:p>
            <text:p text:style-name="Table_20_Contents">The International Labour Organisation <text:a xlink:type="simple" xlink:href="https://humanrights.gov.au/our-work/commission-general/broken-link" text:style-name="Internet_20_link" text:visited-style-name="Visited_20_Internet_20_Link">Discrimination (Employment and Occupation) Convention (No. 111)</text:a> prohibits discrimination at work on many grounds, including race, sex, religion, political opinion and social origin.</text:p>
          </table:table-cell>
        </table:table-row>
        <table:table-row>
          <table:table-cell table:style-name="Table1.A1" office:value-type="string">
            <text:p text:style-name="P3">1965</text:p>
          </table:table-cell>
          <table:table-cell table:style-name="Table1.A1" office:value-type="string">
            <text:p text:style-name="P3">Racial Discrimination Convention</text:p>
            <text:p text:style-name="Table_20_Contents">The <text:span text:style-name="T1">International Convention on the Elimination of All Forms of Racial Discrimination </text:span>(<text:a xlink:type="simple" xlink:href="https://humanrights.gov.au/our-work/commission-general/broken-link" text:style-name="Internet_20_link" text:visited-style-name="Visited_20_Internet_20_Link">ICERD</text:a>) obliges states to take steps to prohibit racial discrimination and promote understanding among all races.</text:p>
          </table:table-cell>
        </table:table-row>
        <table:table-row>
          <table:table-cell table:style-name="Table1.A1" office:value-type="string">
            <text:p text:style-name="P3">1966</text:p>
          </table:table-cell>
          <table:table-cell table:style-name="Table1.A1" office:value-type="string">
            <text:p text:style-name="P3">Economic, Social and Cultural Rights Covenant</text:p>
            <text:p text:style-name="Table_20_Contents">The <text:span text:style-name="T1">International Covenant on Economic, Social and Cultural Rights </text:span>(<text:a xlink:type="simple" xlink:href="https://humanrights.gov.au/our-work/commission-general/broken-link" text:style-name="Internet_20_link" text:visited-style-name="Visited_20_Internet_20_Link">ICESCR</text:a>) protects rights like the right to an adequate standard of living, education, work, healthcare, and social security. The ICESCR and the ICCPR (below) build on the <text:span text:style-name="T1">Universal Declaration of Human Rights</text:span> by creating binding obligations for state parties.</text:p>
          </table:table-cell>
        </table:table-row>
        <table:table-row>
          <table:table-cell table:style-name="Table1.A1" office:value-type="string">
            <text:p text:style-name="P3">1966</text:p>
          </table:table-cell>
          <table:table-cell table:style-name="Table1.A1" office:value-type="string">
            <text:p text:style-name="P3">Civil and Political Rights Covenant</text:p>
            <text:p text:style-name="Table_20_Contents">Human rights protected by the <text:span text:style-name="T1">International Covenant on Civil and Political Rights</text:span> (<text:a xlink:type="simple" xlink:href="https://humanrights.gov.au/our-work/commission-general/broken-link" text:style-name="Internet_20_link" text:visited-style-name="Visited_20_Internet_20_Link">ICCPR</text:a>) include the right to vote, the right to freedom of association, the right to a fair trial, right to privacy, and the right to freedom of religion. The <text:a xlink:type="simple" xlink:href="https://humanrights.gov.au/our-work/commission-general/broken-link" text:style-name="Internet_20_link" text:visited-style-name="Visited_20_Internet_20_Link">First Optional Protocol</text:a> to the ICCPR creates a mechanism for individuals to make complaints about breaches of their rights. The <text:a xlink:type="simple" xlink:href="https://humanrights.gov.au/our-work/commission-general/broken-link" text:style-name="Internet_20_link" text:visited-style-name="Visited_20_Internet_20_Link">Second Optional Protocol</text:a> concerns abolition of the death penalty.</text:p>
          </table:table-cell>
        </table:table-row>
        <table:table-row>
          <table:table-cell table:style-name="Table1.A1" office:value-type="string">
            <text:p text:style-name="P3">1979</text:p>
          </table:table-cell>
          <table:table-cell table:style-name="Table1.A1" office:value-type="string">
            <text:p text:style-name="P3">Discrimination against Women Convention</text:p>
            <text:p text:style-name="Table_20_Contents">Under the <text:span text:style-name="T1">Convention of the Elimination of All forms of Discrimination against Women </text:span>(<text:a xlink:type="simple" xlink:href="https://humanrights.gov.au/our-work/commission-general/broken-link" text:style-name="Internet_20_link" text:visited-style-name="Visited_20_Internet_20_Link">CEDAW</text:a>), states must take steps to eliminate discrimination against women and to ensure that women enjoy human rights to the same degree as men in a range of areas, including education, employment, healthcare and family life. The <text:a xlink:type="simple" xlink:href="https://humanrights.gov.au/our-work/commission-general/broken-link" text:style-name="Internet_20_link" text:visited-style-name="Visited_20_Internet_20_Link">Optional Protocol</text:a> establishes a mechanism for making complaints.</text:p>
          </table:table-cell>
        </table:table-row>
        <table:table-row>
          <table:table-cell table:style-name="Table1.A1" office:value-type="string">
            <text:p text:style-name="P3">1984</text:p>
          </table:table-cell>
          <table:table-cell table:style-name="Table1.A1" office:value-type="string">
            <text:p text:style-name="P3">Convention against Torture</text:p>
            <text:p text:style-name="Table_20_Contents">The <text:span text:style-name="T1">Convention against Torture and Other Cruel, Inhuman or other Degrading Treatment of Punishment</text:span> (<text:a xlink:type="simple" xlink:href="https://humanrights.gov.au/our-work/commission-general/broken-link" text:style-name="Internet_20_link" text:visited-style-name="Visited_20_Internet_20_Link">CAT</text:a>) aims to prevent torture around the world. It requires states to take steps to eliminate torture in within their borders. And it prohibits states from sending a person to another country where he or she would be in danger of being subjected to torture.</text:p>
            <text:p text:style-name="Table_20_Contents">The <text:a xlink:type="simple" xlink:href="https://humanrights.gov.au/our-work/commission-general/broken-link" text:style-name="Internet_20_link" text:visited-style-name="Visited_20_Internet_20_Link">Optional Protocol</text:a> creates a system for regular inspection of places of detention.</text:p>
          </table:table-cell>
        </table:table-row>
        <table:table-row>
          <table:table-cell table:style-name="Table1.A1" office:value-type="string">
            <text:p text:style-name="P3">1989</text:p>
          </table:table-cell>
          <table:table-cell table:style-name="Table1.A1" office:value-type="string">
            <text:p text:style-name="P3">Children’s Convention</text:p>
            <text:p text:style-name="Table_20_Contents">The <text:span text:style-name="T1">Convention on the Rights of the Child</text:span> (<text:a xlink:type="simple" xlink:href="https://humanrights.gov.au/our-work/commission-general/broken-link" text:style-name="Internet_20_link" text:visited-style-name="Visited_20_Internet_20_Link">CRC</text:a>) states that children are entitled to the same human rights as all other people. It also creates special rights for children, recognising their particular vulnerability, such as the right to express their views freely, and that decisions affecting children must consider the best interests of the child.</text:p>
            <text:p text:style-name="Table_20_Contents">There are two Optional Protocols, one on <text:a xlink:type="simple" xlink:href="https://humanrights.gov.au/our-work/commission-general/broken-link" text:style-name="Internet_20_link" text:visited-style-name="Visited_20_Internet_20_Link">child prostitution and pornography</text:a> and another on the <text:a xlink:type="simple" xlink:href="https://humanrights.gov.au/our-work/commission-general/broken-link" text:style-name="Internet_20_link" text:visited-style-name="Visited_20_Internet_20_Link">involvement of children in armed conflict</text:a>.</text:p>
          </table:table-cell>
        </table:table-row>
        <table:table-row>
          <table:table-cell table:style-name="Table1.A1" office:value-type="string">
            <text:p text:style-name="P3">1989</text:p>
          </table:table-cell>
          <table:table-cell table:style-name="Table1.A1" office:value-type="string">
            <text:p text:style-name="P3">Indigenous Peoples Convention</text:p>
            <text:p text:style-name="Table_20_Contents">The International Labour Organisation <text:a xlink:type="simple" xlink:href="https://humanrights.gov.au/our-work/commission-general/broken-link" text:style-name="Internet_20_link" text:visited-style-name="Visited_20_Internet_20_Link">Indigenous and Tribal Peoples Convention (No. 169)</text:a> aims to protect the rights of Indigenous and tribal peoples around the world. It is based on <text:soft-page-break/>respect for the right of Indigenous peoples to maintain their own identities and to decide their own path for development in all areas including land rights, customary law, health and employment.</text:p>
          </table:table-cell>
        </table:table-row>
        <table:table-row>
          <table:table-cell table:style-name="Table1.A1" office:value-type="string">
            <text:p text:style-name="P3">1990</text:p>
          </table:table-cell>
          <table:table-cell table:style-name="Table1.A1" office:value-type="string">
            <text:p text:style-name="P3">Convention on Migrant Workers</text:p>
            <text:p text:style-name="Table_20_Contents">The <text:a xlink:type="simple" xlink:href="https://humanrights.gov.au/our-work/commission-general/broken-link" text:style-name="Internet_20_link" text:visited-style-name="Visited_20_Internet_20_Link">International Convention on the Protection of the Rights of All Migrant Workers and Members of Their Families</text:a> aims to ensure that migrant workers enjoy full protection of their human rights, regardless of their legal status.</text:p>
          </table:table-cell>
        </table:table-row>
        <table:table-row>
          <table:table-cell table:style-name="Table1.A1" office:value-type="string">
            <text:p text:style-name="P3">2006</text:p>
          </table:table-cell>
          <table:table-cell table:style-name="Table1.A1" office:value-type="string">
            <text:p text:style-name="P3">Convention on Persons with Disabilities</text:p>
            <text:p text:style-name="Table_20_Contents">The <text:a xlink:type="simple" xlink:href="https://humanrights.gov.au/our-work/commission-general/broken-link" text:style-name="Internet_20_link" text:visited-style-name="Visited_20_Internet_20_Link">Convention on the Rights of Persons with Disabilities</text:a> aims to promote, protect and ensure the full and equal enjoyment of all human rights by persons with disability. It includes the right to health, education, employment, accessibility, and non-discrimination. The <text:a xlink:type="simple" xlink:href="https://humanrights.gov.au/our-work/commission-general/broken-link" text:style-name="Internet_20_link" text:visited-style-name="Visited_20_Internet_20_Link">Optional Protocol</text:a> establishes an individual complaints mechanism.</text:p>
          </table:table-cell>
        </table:table-row>
        <table:table-row>
          <table:table-cell table:style-name="Table1.A1" office:value-type="string">
            <text:p text:style-name="P3">2007</text:p>
          </table:table-cell>
          <table:table-cell table:style-name="Table1.A1" office:value-type="string">
            <text:p text:style-name="P3">Declaration on the Rights of Indigenous Peoples</text:p>
            <text:p text:style-name="Table_20_Contents">This <text:a xlink:type="simple" xlink:href="https://humanrights.gov.au/our-work/commission-general/broken-link" text:style-name="Internet_20_link" text:visited-style-name="Visited_20_Internet_20_Link">Declaration</text:a> establishes minimum standards for the enjoyment of individual and collective rights by Indigenous peoples. These include the right to effectively participate in decision-making on matters which affect them, and the right to pursue their own priorities for economic, social and cultural development.</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10-05T11:18:29.351736570</meta:creation-date>
    <dc:date>2025-10-05T11:32:50.264197290</dc:date>
    <dc:creator>Peter Glen</dc:creator>
    <meta:editing-duration>PT4M10S</meta:editing-duration>
    <meta:editing-cycles>1</meta:editing-cycles>
    <meta:document-statistic meta:table-count="1" meta:image-count="0" meta:object-count="0" meta:page-count="3" meta:paragraph-count="66" meta:word-count="1018" meta:character-count="6620" meta:non-whitespace-character-count="5663"/>
    <meta:generator>LibreOffice/7.3.7.2$Linux_X86_64 LibreOffice_project/30$Build-2</meta:generator>
  </office:meta>
</office:document-meta>
</file>